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66ff" style:font-name="CourierNewPS-ItalicMT" fo:font-size="12.5pt" fo:font-style="italic" style:text-underline-style="none" fo:font-weight="normal" style:font-name-asian="CourierNewPS-ItalicMT" style:font-size-asian="12.5pt" style:font-style-asian="italic" style:font-weight-asian="normal" style:font-name-complex="CourierNewPS-ItalicMT" style:font-size-complex="12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text-underline-style="none" fo:font-weight="normal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T1" style:family="text">
      <style:text-properties fo:color="#0066ff"/>
    </style:style>
    <style:style style:name="T2" style:family="text">
      <style:text-properties fo:color="#ff00ff"/>
    </style:style>
    <style:style style:name="T3" style:family="text">
      <style:text-properties fo:color="#ff0000" style:font-name="Hiragino Kaku Gothic Pro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Hiragino Kaku Gothic Pro" fo:font-size="10pt" fo:font-style="normal" style:font-size-asian="10pt" style:font-style-asian="normal" style:font-size-complex="10pt" style:font-style-complex="normal"/>
    </style:style>
    <style:style style:name="T6" style:family="text">
      <style:text-properties fo:color="#999966"/>
    </style:style>
    <style:style style:name="T7" style:family="text">
      <style:text-properties fo:color="#999966" style:font-name="Hiragino Kaku Gothic Pro"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><text:tab/></text:p>
      <text:p text:style-name="P2">Question nº1 : le serveur billet</text:p>
      <text:p text:style-name="P4"/>
      <text:p text:style-name="P3"><text:span text:style-name="T1">#include</text:span> <text:span text:style-name="T2">« nsy103.h »</text:span></text:p>
      <text:p text:style-name="P3"/>
      <text:p text:style-name="P3"><text:span text:style-name="T1">int</text:span><text:tab/><text:tab/>main()</text:p>
      <text:p text:style-name="P3">{</text:p>
      <text:p text:style-name="P3"><text:tab/><text:span text:style-name="T1">int</text:span><text:tab/><text:tab/><text:tab/>msqid, semid, shmid, pid ;</text:p>
      <text:p text:style-name="P3"><text:tab/>t_requete<text:tab/><text:tab/>msg ;</text:p>
      <text:p text:style-name="P3"><text:tab/>t_reponse<text:tab/><text:tab/>rep ;</text:p>
      <text:p text:style-name="P3"><text:tab/><text:span text:style-name="T1">struct</text:span> sembuf<text:tab/><text:tab/>op ;</text:p>
      <text:p text:style-name="P3"><text:tab/><text:span text:style-name="T4">t_billet</text:span><text:tab/><text:tab/><text:tab/>*mem ;</text:p>
      <text:p text:style-name="P3"><text:tab/>t_pidlist<text:tab/><text:tab/>list ;</text:p>
      <text:p text:style-name="P3"/>
      <text:p text:style-name="P3"><text:tab/><text:span text:style-name="T6">/* Création de la MSQ */</text:span></text:p>
      <text:p text:style-name="P5"><text:s/><text:tab/><text:span text:style-name="T5">msqid = <text:s/>msgget(CLEMSQ, IPC_CREAT | IPC_EXCL | 0666);</text:span></text:p>
      <text:p text:style-name="P6"/>
      <text:p text:style-name="P5"><text:span text:style-name="T5"><text:tab/></text:span><text:span text:style-name="T7">/* Création du mutex pour les accès concurrents sur la table des spectacles */</text:span></text:p>
      <text:p text:style-name="P6"><text:tab/>semid = semget(CLESEM, 1, IPC_CREAT | IPC_EXCL | 0600);</text:p>
      <text:p text:style-name="P6"><text:tab/>semctl(semid, 0, SETVAL, 1) ;</text:p>
      <text:p text:style-name="P6"/>
      <text:p text:style-name="P5"><text:span text:style-name="T5"><text:tab/></text:span><text:span text:style-name="T7">/* Création d'une région de mémoire partagé * /</text:span></text:p>
      <text:p text:style-name="P5"><text:span text:style-name="T7"><text:tab/></text:span><text:span text:style-name="T5">shmid = shmget(CLEMEM, </text:span><text:span text:style-name="T3">sizeof</text:span><text:span text:style-name="T5">(t_billet * 50), IPC_CREAT | IPC_EXCL | 0666) ;</text:span></text:p>
      <text:p text:style-name="P5"><text:span text:style-name="T5"><text:tab/></text:span><text:span text:style-name="T3">if</text:span><text:span text:style-name="T5"> ((mem = shmat(shmid, NULL, 0)) == (t_billet *) -1)</text:span></text:p>
      <text:p text:style-name="P6"><text:tab/>{</text:p>
      <text:p text:style-name="P6"><text:tab/><text:tab/>perror(<text:span text:style-name="T2"> « Fail mem ! »</text:span>) ;</text:p>
      <text:p text:style-name="P5"><text:span text:style-name="T5"><text:tab/><text:tab/></text:span><text:span text:style-name="T3">exit</text:span><text:span text:style-name="T5">(2) ;</text:span></text:p>
      <text:p text:style-name="P6"><text:tab/>}</text:p>
      <text:p text:style-name="P6"><text:tab/></text:p>
      <text:p text:style-name="P5"><text:span text:style-name="T5"><text:tab/></text:span><text:span text:style-name="T7">/* Remplissage de la mémoire via une fonction d'initialisation de la table des spectacles */</text:span></text:p>
      <text:p text:style-name="P6"><text:tab/>mem = ft_init_data() ;</text:p>
      <text:p text:style-name="P6"><text:tab/></text:p>
      <text:p text:style-name="P5"><text:span text:style-name="T5"><text:tab/></text:span><text:span text:style-name="T7">/* Création des sous processus réservation et consultation */</text:span></text:p>
      <text:p text:style-name="P5"><text:span text:style-name="T7"><text:tab/></text:span><text:span text:style-name="T5">pid = fork() ;</text:span></text:p>
      <text:p text:style-name="P5"><text:span text:style-name="T5"><text:tab/></text:span><text:span text:style-name="T3">if </text:span><text:span text:style-name="T5">(pid == 0)</text:span></text:p>
      <text:p text:style-name="P6"><text:tab/>{</text:p>
      <text:p text:style-name="P5"><text:span text:style-name="T5"><text:tab/><text:tab/></text:span><text:span text:style-name="T7">/* Serveur réservation */</text:span></text:p>
      <text:p text:style-name="P6"><text:tab/>}</text:p>
      <text:p text:style-name="P5"><text:span text:style-name="T5"><text:tab/></text:span><text:span text:style-name="T3">else</text:span></text:p>
      <text:p text:style-name="P6"><text:tab/>{</text:p>
      <text:p text:style-name="P5"><text:span text:style-name="T5"><text:tab/><text:tab/></text:span><text:span text:style-name="T7">/* Serveur consultation*/</text:span></text:p>
      <text:p text:style-name="P6"><text:tab/>}</text:p>
      <text:p text:style-name="P5"><text:span text:style-name="T5"><text:tab/></text:span><text:span text:style-name="T3">return</text:span><text:span text:style-name="T5"> (0) ;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4:59:59</meta:creation-date>
    <dc:date>2019-01-27T18:24:41</dc:date>
    <dc:creator>bill tremendous</dc:creator>
    <meta:editing-duration>PT2H17M41S</meta:editing-duration>
    <meta:editing-cycles>11</meta:editing-cycles>
    <meta:generator>OpenOffice/4.1.5$Unix OpenOffice.org_project/415m1$Build-9789</meta:generator>
    <meta:document-statistic meta:table-count="0" meta:image-count="0" meta:object-count="0" meta:page-count="1" meta:paragraph-count="40" meta:word-count="173" meta:character-count="958"/>
  </office:meta>
</office:document-meta>
</file>